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Raleway" svg:font-family="Raleway, sans-serif"/>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1a750c"/>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1d52b0"/>
    </style:style>
    <style:style style:name="P4" style:family="paragraph" style:parent-style-name="Standard">
      <style:paragraph-properties fo:margin-left="0in" fo:margin-right="0in" fo:text-align="start" style:justify-single-word="false" fo:orphans="2" fo:widows="2" fo:text-indent="0in" style:auto-text-indent="false"/>
      <style:text-properties officeooo:rsid="001a750c" officeooo:paragraph-rsid="001a750c"/>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fo:font-weight="bold" officeooo:rsid="00228a20" officeooo:paragraph-rsid="00228a20" style:font-weight-asian="normal"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fo:font-weight="normal" officeooo:rsid="00228a20" officeooo:paragraph-rsid="00228a20" style:font-weight-asian="normal" style:font-weight-complex="normal"/>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solid" style:text-underline-width="auto" style:text-underline-color="font-color" fo:font-weight="normal" officeooo:rsid="00228a20" officeooo:paragraph-rsid="00228a20" style:font-weight-asian="normal" style:font-weight-complex="normal"/>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normal" officeooo:rsid="00228a20" officeooo:paragraph-rsid="00228a20" style:font-weight-asian="normal" style:font-weight-complex="normal"/>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normal" officeooo:rsid="0023363c" officeooo:paragraph-rsid="0023363c" style:font-weight-asian="normal" style:font-weight-complex="normal"/>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bold" officeooo:rsid="00228a20" officeooo:paragraph-rsid="00228a20" style:font-weight-asian="bold" style:font-weight-complex="bold"/>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bold" officeooo:rsid="0023363c" officeooo:paragraph-rsid="0023363c" style:font-weight-asian="bold" style:font-weight-complex="bold"/>
    </style:style>
    <style:style style:name="P12" style:family="paragraph" style:parent-style-name="Standard">
      <style:paragraph-properties fo:margin-left="0in" fo:margin-right="0in" fo:text-align="start" style:justify-single-word="false" fo:orphans="2" fo:widows="2" fo:text-indent="0in" style:auto-text-indent="false"/>
      <style:text-properties style:text-position="sub 58%" officeooo:rsid="001a750c" officeooo:paragraph-rsid="001a750c"/>
    </style:style>
    <style:style style:name="P13" style:family="paragraph" style:parent-style-name="Standard">
      <style:paragraph-properties fo:margin-left="0in" fo:margin-right="0in" fo:text-align="start" style:justify-single-word="false" fo:orphans="2" fo:widows="2" fo:text-indent="0in" style:auto-text-indent="false"/>
      <style:text-properties fo:font-weight="bold" officeooo:rsid="001a750c" officeooo:paragraph-rsid="001a750c" style:font-weight-asian="bold" style:font-weight-complex="bold"/>
    </style:style>
    <style:style style:name="P14" style:family="paragraph" style:parent-style-name="Standard">
      <style:paragraph-properties fo:margin-left="0in" fo:margin-right="0in" fo:text-align="start" style:justify-single-word="false" fo:orphans="2" fo:widows="2" fo:text-indent="0in" style:auto-text-indent="false"/>
      <style:text-properties fo:font-weight="bold" officeooo:rsid="001d728b" officeooo:paragraph-rsid="001d728b" style:font-weight-asian="bold" style:font-weight-complex="bold"/>
    </style:style>
    <style:style style:name="P15" style:family="paragraph" style:parent-style-name="Standard">
      <style:paragraph-properties fo:margin-left="0in" fo:margin-right="0in" fo:text-align="start" style:justify-single-word="false" fo:orphans="2" fo:widows="2" fo:text-indent="0in" style:auto-text-indent="false"/>
      <style:text-properties fo:font-weight="bold" officeooo:rsid="001e42ec" officeooo:paragraph-rsid="001e42ec" style:font-weight-asian="bold" style:font-weight-complex="bold"/>
    </style:style>
    <style:style style:name="P16" style:family="paragraph" style:parent-style-name="Standard">
      <style:paragraph-properties fo:margin-left="0in" fo:margin-right="0in" fo:text-align="start" style:justify-single-word="false" fo:orphans="2" fo:widows="2" fo:text-indent="0in" style:auto-text-indent="false"/>
      <style:text-properties fo:font-weight="bold" officeooo:paragraph-rsid="00228a20"/>
    </style:style>
    <style:style style:name="P17" style:family="paragraph" style:parent-style-name="Standard">
      <style:paragraph-properties fo:margin-left="0in" fo:margin-right="0in" fo:text-align="start" style:justify-single-word="false" fo:orphans="2" fo:widows="2" fo:text-indent="0in" style:auto-text-indent="false"/>
      <style:text-properties fo:font-weight="bold" officeooo:rsid="00228a20" officeooo:paragraph-rsid="00228a20"/>
    </style:style>
    <style:style style:name="P18" style:family="paragraph" style:parent-style-name="Standard">
      <style:paragraph-properties fo:margin-left="0in" fo:margin-right="0in" fo:text-align="start" style:justify-single-word="false" fo:orphans="2" fo:widows="2" fo:text-indent="0in" style:auto-text-indent="false"/>
      <style:text-properties fo:font-weight="normal" officeooo:rsid="001c4fb5" officeooo:paragraph-rsid="001c4fb5" style:font-weight-asian="normal" style:font-weight-complex="normal"/>
    </style:style>
    <style:style style:name="P19" style:family="paragraph" style:parent-style-name="Standard">
      <style:paragraph-properties fo:margin-left="0in" fo:margin-right="0in" fo:text-align="start" style:justify-single-word="false" fo:orphans="2" fo:widows="2" fo:text-indent="0in" style:auto-text-indent="false"/>
      <style:text-properties fo:font-weight="normal" officeooo:rsid="001d728b" officeooo:paragraph-rsid="001d728b" style:font-weight-asian="normal" style:font-weight-complex="normal"/>
    </style:style>
    <style:style style:name="P20" style:family="paragraph" style:parent-style-name="Standard">
      <style:paragraph-properties fo:margin-left="0in" fo:margin-right="0in" fo:text-align="start" style:justify-single-word="false" fo:orphans="2" fo:widows="2" fo:text-indent="0in" style:auto-text-indent="false"/>
      <style:text-properties fo:font-weight="normal" officeooo:rsid="001e42ec" officeooo:paragraph-rsid="001e42ec" style:font-weight-asian="normal" style:font-weight-complex="normal"/>
    </style:style>
    <style:style style:name="P21" style:family="paragraph" style:parent-style-name="Standard">
      <style:paragraph-properties fo:margin-left="0in" fo:margin-right="0in" fo:text-align="start" style:justify-single-word="false" fo:orphans="2" fo:widows="2" fo:text-indent="0in" style:auto-text-indent="false"/>
      <style:text-properties fo:font-weight="normal" officeooo:rsid="001ffd92" officeooo:paragraph-rsid="001ffd92" style:font-weight-asian="normal" style:font-weight-complex="normal"/>
    </style:style>
    <style:style style:name="P22" style:family="paragraph" style:parent-style-name="Standard">
      <style:paragraph-properties fo:margin-left="0in" fo:margin-right="0in" fo:text-align="start" style:justify-single-word="false" fo:orphans="2" fo:widows="2" fo:text-indent="0in" style:auto-text-indent="false"/>
      <style:text-properties fo:font-weight="normal" officeooo:rsid="00228a20" officeooo:paragraph-rsid="00228a20" style:font-weight-asian="normal" style:font-weight-complex="normal"/>
    </style:style>
    <style:style style:name="P23" style:family="paragraph" style:parent-style-name="Standard">
      <style:paragraph-properties fo:margin-left="0in" fo:margin-right="0in" fo:text-align="start" style:justify-single-word="false" fo:orphans="2" fo:widows="2" fo:text-indent="0in" style:auto-text-indent="false"/>
      <style:text-properties officeooo:rsid="001d52b0" officeooo:paragraph-rsid="001d52b0"/>
    </style:style>
    <style:style style:name="T1" style:family="text">
      <style:text-properties fo:color="#000000" style:font-name="Raleway" fo:font-size="12pt" fo:letter-spacing="normal" fo:font-weight="bold"/>
    </style:style>
    <style:style style:name="T2" style:family="text">
      <style:text-properties fo:font-weight="bold" officeooo:rsid="001d52b0" style:font-weight-asian="bold" style:font-weight-complex="bold"/>
    </style:style>
    <style:style style:name="T3" style:family="text">
      <style:text-properties fo:font-variant="normal" fo:text-transform="none" fo:color="#000000" style:font-name="Raleway" fo:font-size="12pt" fo:letter-spacing="normal" fo:font-style="normal"/>
    </style:style>
    <style:style style:name="T4" style:family="text">
      <style:text-properties fo:font-variant="normal" fo:text-transform="none" fo:color="#000000" style:font-name="Raleway" fo:font-size="12pt" fo:letter-spacing="normal" fo:font-style="normal" fo:font-weight="bold"/>
    </style:style>
    <style:style style:name="T5" style:family="text">
      <style:text-properties fo:font-variant="normal" fo:text-transform="none" fo:color="#000000" style:font-name="Raleway" fo:font-size="12pt" fo:letter-spacing="normal" fo:font-style="normal" fo:font-weight="bold" officeooo:rsid="001a750c"/>
    </style:style>
    <style:style style:name="T6" style:family="text">
      <style:text-properties fo:font-variant="normal" fo:text-transform="none" fo:color="#000000" style:font-name="Raleway" fo:font-size="10.5pt" fo:letter-spacing="normal" fo:font-style="normal"/>
    </style:style>
    <style:style style:name="T7" style:family="text">
      <style:text-properties fo:font-variant="normal" fo:text-transform="none" fo:color="#000000" style:font-name="Raleway" fo:font-size="10.5pt" fo:letter-spacing="normal" fo:font-style="normal" fo:font-weight="bold"/>
    </style:style>
    <style:style style:name="T8" style:family="text">
      <style:text-properties fo:font-variant="normal" fo:text-transform="none" fo:color="#000000" style:font-name="Raleway" fo:font-size="10.5pt" fo:letter-spacing="normal" fo:font-style="normal" officeooo:rsid="00228a20"/>
    </style:style>
    <style:style style:name="T9" style:family="text">
      <style:text-properties fo:font-variant="normal" fo:text-transform="none" fo:color="#000000" fo:letter-spacing="normal"/>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1a750c" style:text-blinking="false" fo:background-color="#ffffff" loext:char-shading-value="0"/>
    </style:style>
    <style:style style:name="T11" style:family="text">
      <style:text-properties fo:font-variant="normal" fo:text-transform="none" fo:color="#0b0080" style:font-name="sans-serif" fo:font-size="10.5pt" fo:letter-spacing="normal" fo:font-style="normal" style:text-underline-style="solid" style:text-underline-width="auto" style:text-underline-color="font-color" fo:font-weight="normal" officeooo:rsid="001a750c" fo:background-color="#ffffff" loext:char-shading-value="0"/>
    </style:style>
    <style:style style:name="T12" style:family="text">
      <style:text-properties fo:font-variant="normal" fo:text-transform="none" fo:color="#222222" style:font-name="Raleway" fo:font-size="12pt" fo:letter-spacing="normal" fo:font-style="normal" fo:font-weight="bold" officeooo:rsid="001a750c"/>
    </style:style>
    <style:style style:name="T13" style:family="text">
      <style:text-properties fo:font-variant="normal" fo:text-transform="none" fo:color="#222222" style:font-name="sans-serif" fo:font-size="10.5pt" fo:letter-spacing="normal" fo:font-style="normal" fo:font-weight="normal" officeooo:rsid="001a750c"/>
    </style:style>
    <style:style style:name="T14" style:family="text">
      <style:text-properties fo:font-variant="normal" fo:text-transform="none" fo:color="#ff6600" style:font-name="Raleway" fo:font-size="10.5pt" fo:letter-spacing="normal" fo:font-style="normal" style:text-underline-style="solid" style:text-underline-width="auto" style:text-underline-color="font-color" fo:font-weight="bold"/>
    </style:style>
    <style:style style:name="T15" style:family="text">
      <style:text-properties fo:font-size="10.5pt"/>
    </style:style>
    <style:style style:name="T16" style:family="text">
      <style:text-properties fo:font-size="10.5pt" fo:font-weight="bold" style:font-weight-asian="bold" style:font-weight-complex="bold"/>
    </style:style>
    <style:style style:name="T17" style:family="text">
      <style:text-properties officeooo:rsid="00228a2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Emphasis"><text:span text:style-name="T1">Producing</text:span></text:span><text:span text:style-name="T9"> </text:span><text:span text:style-name="T4">means nothing more than sending. A program that sends messages is a </text:span><text:span text:style-name="Emphasis"><text:span text:style-name="T1">producer</text:span></text:span><text:span text:style-name="T9"> </text:span><text:span text:style-name="T4">:</text:span></text:p>
      <text:p text:style-name="P1"><text:span text:style-name="T4"/></text:p>
      <text:p text:style-name="P4"><text:span text:style-name="T4">Multiple Protocols.</text:span></text:p>
      <text:p text:style-name="P4"><text:span text:style-name="T4"/></text:p>
      <text:p text:style-name="P2"><text:span text:style-name="T5">AMQP:</text:span><text:a xlink:type="simple" xlink:href="https://en.wikipedia.org/wiki/Open_standard" text:style-name="Internet_20_link" text:visited-style-name="Visited_20_Internet_20_Link"><text:span text:style-name="T10">open standard</text:span></text:a><text:span text:style-name="T12"> </text:span><text:a xlink:type="simple" xlink:href="https://en.wikipedia.org/wiki/Application_layer" text:style-name="Internet_20_link" text:visited-style-name="Visited_20_Internet_20_Link"><text:span text:style-name="T10">application layer</text:span></text:a><text:span text:style-name="T12"> </text:span><text:span text:style-name="T13">protocol for </text:span><text:a xlink:type="simple" xlink:href="https://en.wikipedia.org/wiki/Message-oriented_middleware" text:style-name="Internet_20_link" text:visited-style-name="Visited_20_Internet_20_Link"><text:span text:style-name="T11">message-oriented middleware</text:span></text:a><text:span text:style-name="T13">. The defining features of AMQP are message orientation, queuing, routing (including point-to-point and </text:span><text:a xlink:type="simple" xlink:href="https://en.wikipedia.org/wiki/Publish–subscribe" text:style-name="Internet_20_link" text:visited-style-name="Visited_20_Internet_20_Link"><text:span text:style-name="T10">publish-and-subscribe</text:span></text:a><text:span text:style-name="T13">), reliability and security</text:span><text:span text:style-name="T5">.</text:span></text:p>
      <text:p text:style-name="P2"><text:span text:style-name="T5"/></text:p>
      <text:p text:style-name="P2"><text:span text:style-name="T13">AMQP is a </text:span><text:a xlink:type="simple" xlink:href="https://en.wikipedia.org/wiki/Wire_protocol" text:style-name="Internet_20_link" text:visited-style-name="Visited_20_Internet_20_Link"><text:span text:style-name="T10">wire-level protocol</text:span></text:a><text:span text:style-name="T13">. A wire-level protocol is a description of the format of the data that is sent across the network as a stream of </text:span><text:a xlink:type="simple" xlink:href="https://en.wikipedia.org/wiki/Octet_(computing)" text:style-name="Internet_20_link" text:visited-style-name="Visited_20_Internet_20_Link"><text:span text:style-name="T10">bytes</text:span></text:a><text:span text:style-name="T13">. Consequently, any tool that can create and interpret messages that conform to this data format can interoperate with any other compliant tool irrespective of implementation language.</text:span></text:p>
      <text:p text:style-name="P2"><text:span text:style-name="T5"/></text:p>
      <text:p text:style-name="P4"><text:span text:style-name="T4">AMQP 0-9-1</text:span></text:p>
      <text:p text:style-name="P4"><text:span text:style-name="T4"/></text:p>
      <text:p text:style-name="P2"><text:span text:style-name="T5">CASE 1: </text:span><text:span text:style-name="T4">a producer that sends a single message, and a consumer that receives messages and prints them out. </text:span></text:p>
      <text:p text:style-name="P2"><text:span text:style-name="T5"/></text:p>
      <text:p text:style-name="P12"/>
      <text:p text:style-name="P13">Sender:</text:p>
      <text:p text:style-name="P4">ConnectionFactory factory = new ConnectionFactory();</text:p>
      <text:p text:style-name="P4">factory.setHost("localhost");</text:p>
      <text:p text:style-name="P4">Connection connection = factory.newConnection();</text:p>
      <text:p text:style-name="P4">Channel channel = connection.createChannel();</text:p>
      <text:p text:style-name="P4"/>
      <text:p text:style-name="P4">channel.queueDeclare(QUEUE_NAME, false, false, false, null);</text:p>
      <text:p text:style-name="P4">String message = "Hello World!";</text:p>
      <text:p text:style-name="P4">channel.basicPublish("", QUEUE_NAME, null, message.getBytes());</text:p>
      <text:p text:style-name="P4">System.out.println(" [x] Sent '" + message + "'");</text:p>
      <text:p text:style-name="P4"/>
      <text:p text:style-name="P4">channel.close();</text:p>
      <text:p text:style-name="P4">connection.close();</text:p>
      <text:p text:style-name="P4"/>
      <text:p text:style-name="P13">Receiver:</text:p>
      <text:p text:style-name="P18">ConnectionFactory factory = new ConnectionFactory();</text:p>
      <text:p text:style-name="P18"><text:s text:c="4"/>factory.setHost("localhost");</text:p>
      <text:p text:style-name="P18"><text:s text:c="4"/>Connection connection = factory.newConnection();</text:p>
      <text:p text:style-name="P18"><text:s text:c="4"/>Channel channel = connection.createChannel();</text:p>
      <text:p text:style-name="P18"/>
      <text:p text:style-name="P18"><text:s text:c="4"/>channel.queueDeclare(QUEUE_NAME, false, false, false, null);</text:p>
      <text:p text:style-name="P18"><text:s text:c="4"/>System.out.println(" [*] Waiting for messages. To exit press CTRL+C");</text:p>
      <text:p text:style-name="P18"><text:s text:c="4"/>…</text:p>
      <text:p text:style-name="P18">Consumer consumer = new DefaultConsumer(channel) {</text:p>
      <text:p text:style-name="P18"><text:s text:c="2"/>@Override</text:p>
      <text:p text:style-name="P18"><text:s text:c="2"/>public void handleDelivery(String consumerTag, Envelope envelope,</text:p>
      <text:p text:style-name="P18"><text:s text:c="29"/>AMQP.BasicProperties properties, byte[] body)</text:p>
      <text:p text:style-name="P18"><text:s text:c="6"/>throws IOException {</text:p>
      <text:p text:style-name="P18"><text:s text:c="4"/>String message = new String(body, "UTF-8");</text:p>
      <text:p text:style-name="P18"><text:soft-page-break/><text:s text:c="4"/>System.out.println(" [x] Received '" + message + "'");</text:p>
      <text:p text:style-name="P18"><text:s text:c="2"/>}</text:p>
      <text:p text:style-name="P18">};</text:p>
      <text:p text:style-name="P18">channel.basicConsume(QUEUE_NAME, true, consumer);</text:p>
      <text:p text:style-name="P18"/>
      <text:p text:style-name="P3"><text:span text:style-name="T2">CASE 2: </text:span><text:span text:style-name="T7">Distributing tasks among workers (the </text:span><text:a xlink:type="simple" xlink:href="http://www.enterpriseintegrationpatterns.com/patterns/messaging/CompetingConsumers.html" text:style-name="Internet_20_link" text:visited-style-name="Visited_20_Internet_20_Link"><text:span text:style-name="T14">competing consumers pattern</text:span></text:a><text:span text:style-name="T7">)</text:span></text:p>
      <text:p text:style-name="P3"><text:span text:style-name="T7"/></text:p>
      <text:p text:style-name="P23">The main idea behind Work Queues (aka: Task Queues) is to avoid doing a resource-intensive task immediately and having to wait for it to complete. Instead we schedule the task to be done later. We encapsulate a task as a message and send it to a queue. A worker process running in the background will pop the tasks and eventually execute the job. When you run many workers the tasks will be shared between them.</text:p>
      <text:p text:style-name="P23">real-world task, like images to be resized or pdf files to be rendered.</text:p>
      <text:p text:style-name="P23"/>
      <text:p text:style-name="P23">String message = getMessage(argv);</text:p>
      <text:p text:style-name="P23">channel.basicPublish("", "hello", null, message.getBytes());</text:p>
      <text:p text:style-name="P23">System.out.println(" [x] Sent '" + message + "'");</text:p>
      <text:p text:style-name="P23"/>
      <text:p text:style-name="P23">final Consumer consumer = new DefaultConsumer(channel) {</text:p>
      <text:p text:style-name="P23"><text:s text:c="2"/>@Override</text:p>
      <text:p text:style-name="P23"><text:s text:c="2"/>public void handleDelivery(String consumerTag, Envelope envelope, AMQP.BasicProperties properties, byte[] body) throws IOException {</text:p>
      <text:p text:style-name="P23"><text:s text:c="4"/>String message = new String(body, "UTF-8");</text:p>
      <text:p text:style-name="P23"/>
      <text:p text:style-name="P23"><text:s text:c="4"/>System.out.println(" [x] Received '" + message + "'");</text:p>
      <text:p text:style-name="P23"><text:s text:c="4"/>try {</text:p>
      <text:p text:style-name="P23"><text:s text:c="6"/>doWork(message);</text:p>
      <text:p text:style-name="P23"><text:s text:c="4"/>} finally {</text:p>
      <text:p text:style-name="P23"><text:s text:c="6"/>System.out.println(" [x] Done");</text:p>
      <text:p text:style-name="P23"><text:s text:c="4"/>}</text:p>
      <text:p text:style-name="P23"><text:s text:c="2"/>}</text:p>
      <text:p text:style-name="P23">};</text:p>
      <text:p text:style-name="P23">boolean autoAck = true; // acknowledgment is covered below</text:p>
      <text:p text:style-name="P23">channel.basicConsume(TASK_QUEUE_NAME, autoAck, consumer);</text:p>
      <text:p text:style-name="P23"/>
      <text:p text:style-name="P23">Round-robin dispatching</text:p>
      <text:p text:style-name="P23">One of the advantages of using a Task Queue is the ability to easily parallelise work. If we are building up a backlog of work, we can just add more workers and that way, scale easily.</text:p>
      <text:p text:style-name="P14">By default, RabbitMQ will send each message to the next consumer, in sequence. On average every consumer will get the same number of messages. This way of distributing messages is called round-robin. Try this out with three or more workers.</text:p>
      <text:p text:style-name="P14"/>
      <text:p text:style-name="P14">In order to make sure a message is never lost, RabbitMQ supports message acknowledgments. An ack(nowledgement) is sent back by the consumer to tell RabbitMQ that a particular message has been received, processed and that RabbitMQ is free to delete it.</text:p>
      <text:p text:style-name="P14"/>
      <text:p text:style-name="P14">If a consumer dies (its channel is closed, connection is closed, or TCP connection is lost) without sending an ack, RabbitMQ will understand that a message wasn't processed fully and will re-queue it. If there are other consumers online at the same time, it will then quickly redeliver it to <text:soft-page-break/>another consumer. That way you can be sure that no message is lost, even if the workers occasionally die.</text:p>
      <text:p text:style-name="P14"/>
      <text:p text:style-name="P14">Manual message acknowledgments are turned on by default. In previous examples we explicitly turned them off via the autoAck=true flag. It's time to set this flag to false and send a proper acknowledgment from the worker, once we're done with a task.</text:p>
      <text:p text:style-name="P14"/>
      <text:p text:style-name="P19">channel.basicQos(1); // accept only one unack-ed message at a time (see below)</text:p>
      <text:p text:style-name="P19"/>
      <text:p text:style-name="P19">final Consumer consumer = new DefaultConsumer(channel) {</text:p>
      <text:p text:style-name="P19"><text:s text:c="2"/>@Override</text:p>
      <text:p text:style-name="P19"><text:s text:c="2"/>public void handleDelivery(String consumerTag, Envelope envelope, AMQP.BasicProperties properties, byte[] body) throws IOException {</text:p>
      <text:p text:style-name="P19"><text:s text:c="4"/>String message = new String(body, "UTF-8");</text:p>
      <text:p text:style-name="P19"/>
      <text:p text:style-name="P19"><text:s text:c="4"/>System.out.println(" [x] Received '" + message + "'");</text:p>
      <text:p text:style-name="P19"><text:s text:c="4"/>try {</text:p>
      <text:p text:style-name="P19"><text:s text:c="6"/>doWork(message);</text:p>
      <text:p text:style-name="P19"><text:s text:c="4"/>} finally {</text:p>
      <text:p text:style-name="P19"><text:s text:c="6"/>System.out.println(" [x] Done");</text:p>
      <text:p text:style-name="P19"><text:s text:c="6"/>channel.basicAck(envelope.getDeliveryTag(), false);</text:p>
      <text:p text:style-name="P19"><text:s text:c="4"/>}</text:p>
      <text:p text:style-name="P19"><text:s text:c="2"/>}</text:p>
      <text:p text:style-name="P19">};</text:p>
      <text:p text:style-name="P19">boolean autoAck = false;</text:p>
      <text:p text:style-name="P19">channel.basicConsume(TASK_QUEUE_NAME, autoAck, consumer);</text:p>
      <text:p text:style-name="P19"/>
      <text:p text:style-name="P15">Message Durability</text:p>
      <text:p text:style-name="P20"/>
      <text:p text:style-name="P20">We have learned how to make sure that even if the consumer dies, the task isn't lost. But our tasks will still be lost if RabbitMQ server stops.When RabbitMQ quits or crashes it will forget the queues and messages unless you tell it not to. Two things are required to make sure that messages aren't lost: we need to mark both the queue and messages as durable.</text:p>
      <text:p text:style-name="P20"/>
      <text:p text:style-name="P20">boolean durable = true;</text:p>
      <text:p text:style-name="P20">channel.queueDeclare("task_queue", durable, false, false, null);</text:p>
      <text:p text:style-name="P20"/>
      <text:p text:style-name="P20">// <text:span text:style-name="T3">RabbitMQ doesn't allow you to redefine an existing queue with different parameters and will return an error to any program that tries to do that. </text:span></text:p>
      <text:p text:style-name="P20"><text:span text:style-name="T3"/></text:p>
      <text:p text:style-name="P20"><text:span text:style-name="T3">At this point we're sure that the task_queue queue won't be lost even if RabbitMQ restarts. Now we need to mark our messages as persistent - by setting MessageProperties (which implements BasicProperties) to the value PERSISTENT_TEXT_PLAIN.</text:span></text:p>
      <text:p text:style-name="P20"><text:span text:style-name="T3"/></text:p>
      <text:p text:style-name="P20">channel.basicPublish("", "task_queue",</text:p>
      <text:p text:style-name="P20"><text:s text:c="12"/>MessageProperties.PERSISTENT_TEXT_PLAIN,</text:p>
      <text:p text:style-name="P20"><text:s text:c="12"/>message.getBytes());</text:p>
      <text:p text:style-name="P20"/>
      <text:p text:style-name="P15"><text:soft-page-break/>FAIR DISPATCH</text:p>
      <text:p text:style-name="P15"/>
      <text:p text:style-name="P20">You might have noticed that the dispatching still doesn't work exactly as we want. For example in a situation with two workers, when all odd messages are heavy and even messages are light, one worker will be constantly busy and the other one will do hardly any work. Well, RabbitMQ doesn't know anything about that and will still dispatch messages evenly.</text:p>
      <text:p text:style-name="P20"/>
      <text:p text:style-name="P20">This happens because RabbitMQ just dispatches a message when the message enters the queue. It doesn't look at the number of unacknowledged messages for a consumer. It just blindly dispatches every n-th message to the n-th consumer.</text:p>
      <text:p text:style-name="P20"/>
      <text:p text:style-name="P20">In order to defeat that we can use the basicQos method with the prefetchCount = 1 setting. This tells RabbitMQ not to give more than one message to a worker at a time. Or, in other words, don't dispatch a new message to a worker until it has processed and acknowledged the previous one. Instead, it will dispatch it to the next worker that is not still busy.</text:p>
      <text:p text:style-name="P20"/>
      <text:p text:style-name="P20">int prefetchCount = 1;</text:p>
      <text:p text:style-name="P20">channel.basicQos(prefetchCount);</text:p>
      <text:p text:style-name="P20">Note about queue size</text:p>
      <text:p text:style-name="P20">If all the workers are busy, your queue can fill up. You will want to keep an eye on that, and maybe add more workers, or have some other strategy.</text:p>
      <text:p text:style-name="P20"/>
      <text:p text:style-name="P21">NEW TASK</text:p>
      <text:p text:style-name="P21"><text:s text:c="4"/>ConnectionFactory factory = new ConnectionFactory();</text:p>
      <text:p text:style-name="P21"><text:s text:c="4"/>factory.setHost("localhost");</text:p>
      <text:p text:style-name="P21"><text:s text:c="4"/>Connection connection = factory.newConnection();</text:p>
      <text:p text:style-name="P21"><text:s text:c="4"/>Channel channel = connection.createChannel();</text:p>
      <text:p text:style-name="P21"><text:s text:c="4"/>channel.queueDeclare(TASK_QUEUE_NAME, true, false, false, null);</text:p>
      <text:p text:style-name="P21"><text:s text:c="4"/>String message = getMessage(argv);</text:p>
      <text:p text:style-name="P21"><text:s text:c="4"/>channel.basicPublish( "", TASK_QUEUE_NAME,</text:p>
      <text:p text:style-name="P21"><text:s text:c="12"/>MessageProperties.PERSISTENT_TEXT_PLAIN,</text:p>
      <text:p text:style-name="P21"><text:s text:c="12"/>message.getBytes());</text:p>
      <text:p text:style-name="P21"><text:s text:c="4"/>System.out.println(" [x] Sent '" + message + "'");</text:p>
      <text:p text:style-name="P21"><text:s text:c="4"/>channel.close();</text:p>
      <text:p text:style-name="P21"><text:s text:c="4"/>connection.close();</text:p>
      <text:p text:style-name="P21"/>
      <text:p text:style-name="P21">WORKERS</text:p>
      <text:p text:style-name="P21"/>
      <text:p text:style-name="P21"><text:s text:c="4"/>ConnectionFactory factory = new ConnectionFactory();</text:p>
      <text:p text:style-name="P21"><text:s text:c="4"/>factory.setHost("localhost");</text:p>
      <text:p text:style-name="P21"><text:s text:c="4"/>final Connection connection = factory.newConnection();</text:p>
      <text:p text:style-name="P21"><text:s text:c="4"/>final Channel channel = connection.createChannel();</text:p>
      <text:p text:style-name="P21"/>
      <text:p text:style-name="P21"><text:s text:c="4"/>channel.queueDeclare(TASK_QUEUE_NAME, true, false, false, null);</text:p>
      <text:p text:style-name="P21"><text:s text:c="4"/>System.out.println(" [*] Waiting for messages. To exit press CTRL+C");</text:p>
      <text:p text:style-name="P21"/>
      <text:p text:style-name="P21"><text:s text:c="4"/>channel.basicQos(1);</text:p>
      <text:p text:style-name="P21"/>
      <text:p text:style-name="P21"><text:s text:c="4"/>final Consumer consumer = new DefaultConsumer(channel) {</text:p>
      <text:p text:style-name="P21"><text:soft-page-break/><text:s text:c="6"/>@Override</text:p>
      <text:p text:style-name="P21"><text:s text:c="6"/>public void handleDelivery(String consumerTag, Envelope envelope, AMQP.BasicProperties properties, byte[] body) throws IOException {</text:p>
      <text:p text:style-name="P21"><text:s text:c="8"/>String message = new String(body, "UTF-8");</text:p>
      <text:p text:style-name="P21"/>
      <text:p text:style-name="P21"><text:s text:c="8"/>System.out.println(" [x] Received '" + message + "'");</text:p>
      <text:p text:style-name="P21"><text:s text:c="8"/>try {</text:p>
      <text:p text:style-name="P21"><text:s text:c="10"/>doWork(message);</text:p>
      <text:p text:style-name="P21"><text:s text:c="8"/>} finally {</text:p>
      <text:p text:style-name="P21"><text:s text:c="10"/>System.out.println(" [x] Done");</text:p>
      <text:p text:style-name="P21"><text:s text:c="10"/>channel.basicAck(envelope.getDeliveryTag(), false);</text:p>
      <text:p text:style-name="P21"><text:s text:c="8"/>}</text:p>
      <text:p text:style-name="P21"><text:s text:c="6"/>}</text:p>
      <text:p text:style-name="P21"><text:s text:c="4"/>};</text:p>
      <text:p text:style-name="P21"/>
      <text:p text:style-name="P16"><text:span text:style-name="T17">CASE 3: </text:span><text:span text:style-name="T6">Sending messages to many consumers at once</text:span><text:span text:style-name="T8">(Publish/Subscribe)</text:span></text:p>
      <text:p text:style-name="P17"><text:span text:style-name="T8"/></text:p>
      <text:p text:style-name="P22"><text:span text:style-name="T6">In our logging system every running copy of the receiver program will get the messages. That way we'll be able to run one receiver and direct the logs to disk; and at the same time we'll be able to run another receiver and see the logs on the screen.</text:span></text:p>
      <text:p text:style-name="P22"><text:span text:style-name="T6"/></text:p>
      <text:p text:style-name="P6"><text:span text:style-name="T15">The core idea in the messaging model in RabbitMQ is that the producer never sends any messages directly to a queue. Actually, quite often the producer doesn't even know if a message will be delivered to any queue at all.</text:span></text:p>
      <text:p text:style-name="P6"><text:span text:style-name="T6"/></text:p>
      <text:p text:style-name="P6"><text:span text:style-name="T15">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text:span><text:span text:style-name="T16">exchange type.</text:span></text:p>
      <text:p text:style-name="P5"><text:span text:style-name="T15"/></text:p>
      <text:p text:style-name="P7"><text:span text:style-name="T15">Exchange types:</text:span></text:p>
      <text:p text:style-name="P8"><text:span text:style-name="T15">-direct</text:span></text:p>
      <text:p text:style-name="P8"><text:span text:style-name="T15">-topic</text:span></text:p>
      <text:p text:style-name="P8"><text:span text:style-name="T15">-headers</text:span></text:p>
      <text:p text:style-name="P8"><text:span text:style-name="T15">-fanout</text:span></text:p>
      <text:p text:style-name="P8"><text:span text:style-name="T15">(The fanout exchange is very simple. As you can probably guess from the name, it just broadcasts all the messages it receives to all the queues it knows. And that's exactly what we need for our logger.)</text:span></text:p>
      <text:p text:style-name="P8"><text:span text:style-name="T15"/></text:p>
      <text:p text:style-name="P8">channel.exchangeDeclare("logs", "fanout");</text:p>
      <text:p text:style-name="P8"/>
      <text:p text:style-name="P8">channel.basicPublish( "logs", "", null, message.getBytes());</text:p>
      <text:p text:style-name="P8"/>
      <text:p text:style-name="P10">Temporary queues</text:p>
      <text:p text:style-name="P10"/>
      <text:p text:style-name="P9">Firstly, whenever we connect to Rabbit we need a fresh, empty queue. To do this we could create a queue with a random name, or, even better - let the server choose a random queue name for us.</text:p>
      <text:p text:style-name="P9"/>
      <text:p text:style-name="P9"><text:soft-page-break/>Secondly, once we disconnect the consumer the queue should be automatically deleted.</text:p>
      <text:p text:style-name="P9"/>
      <text:p text:style-name="P9">In the Java client, when we supply no parameters to queueDeclare() we create a non-durable, exclusive, autodelete queue with a generated name:</text:p>
      <text:p text:style-name="P9"/>
      <text:p text:style-name="P9">String queueName = channel.queueDeclare().getQueue();</text:p>
      <text:p text:style-name="P9"/>
      <text:p text:style-name="P11">Bindings</text:p>
      <text:p text:style-name="P9"/>
      <text:p text:style-name="P9">We've already created a fanout exchange and a queue. Now we need to tell the exchange to send messages to our queue. That relationship between exchange and a queue is called a binding.</text:p>
      <text:p text:style-name="P9"/>
      <text:p text:style-name="P9">channel.queueBind(queueName, "logs", "");</text:p>
      <text:p text:style-name="P9"/>
      <text:p text:style-name="P9">EMITLOG:</text:p>
      <text:p text:style-name="P9"/>
      <text:p text:style-name="P9"><text:s text:c="7"/>ConnectionFactory factory = new ConnectionFactory();</text:p>
      <text:p text:style-name="P9"><text:s text:c="8"/>factory.setHost("localhost");</text:p>
      <text:p text:style-name="P9"><text:s text:c="8"/>Connection connection = factory.newConnection();</text:p>
      <text:p text:style-name="P9"><text:s text:c="8"/>Channel channel = connection.createChannel();</text:p>
      <text:p text:style-name="P9"><text:s text:c="8"/>channel.exchangeDeclare(EXCHANGE_NAME, "fanout");</text:p>
      <text:p text:style-name="P9"><text:s text:c="8"/>String message = getMessage(argv);</text:p>
      <text:p text:style-name="P9"><text:s text:c="8"/>channel.basicPublish(EXCHANGE_NAME, "", null, message.getBytes());</text:p>
      <text:p text:style-name="P9"><text:s text:c="8"/>System.out.println(" [x] Sent '" + message + "'");</text:p>
      <text:p text:style-name="P9"><text:s text:c="8"/>channel.close();</text:p>
      <text:p text:style-name="P9"><text:s text:c="8"/>connection.close();</text:p>
      <text:p text:style-name="P9"/>
      <text:p text:style-name="P9">ReceivedLOG:</text:p>
      <text:p text:style-name="P9"/>
      <text:p text:style-name="P9"><text:s text:c="4"/>ConnectionFactory factory = new ConnectionFactory();</text:p>
      <text:p text:style-name="P9"><text:s text:c="4"/>factory.setHost("localhost");</text:p>
      <text:p text:style-name="P9"><text:s text:c="4"/>Connection connection = factory.newConnection();</text:p>
      <text:p text:style-name="P9"><text:s text:c="4"/>Channel channel = connection.createChannel();</text:p>
      <text:p text:style-name="P9"/>
      <text:p text:style-name="P9"><text:s text:c="4"/>channel.exchangeDeclare(EXCHANGE_NAME, "fanout");</text:p>
      <text:p text:style-name="P9"><text:s text:c="4"/>String queueName = channel.queueDeclare().getQueue();</text:p>
      <text:p text:style-name="P9"><text:s text:c="4"/>channel.queueBind(queueName, EXCHANGE_NAME, "");</text:p>
      <text:p text:style-name="P9"/>
      <text:p text:style-name="P9"><text:s text:c="4"/>System.out.println(" [*] Waiting for messages. To exit press CTRL+C");</text:p>
      <text:p text:style-name="P9"/>
      <text:p text:style-name="P9"><text:s text:c="4"/>Consumer consumer = new DefaultConsumer(channel) {</text:p>
      <text:p text:style-name="P9"><text:s text:c="6"/>@Override</text:p>
      <text:p text:style-name="P9"><text:s text:c="6"/>public void handleDelivery(String consumerTag, Envelope envelope,</text:p>
      <text:p text:style-name="P9"><text:s text:c="33"/>AMQP.BasicProperties properties, byte[] body) throws IOException {</text:p>
      <text:p text:style-name="P9"><text:s text:c="8"/>String message = new String(body, "UTF-8");</text:p>
      <text:p text:style-name="P9"><text:soft-page-break/><text:s text:c="8"/>System.out.println(" [x] Received '" + message + "'");</text:p>
      <text:p text:style-name="P9"><text:s text:c="6"/>}</text:p>
      <text:p text:style-name="P9"><text:s text:c="4"/>};</text:p>
      <text:p text:style-name="P9"><text:s text:c="4"/>channel.basicConsume(queueName, true, consumer);</text:p>
      <text:p text:style-name="P9"><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Raleway" svg:font-family="Raleway, sans-serif"/>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09:30:26.106318483</meta:creation-date>
    <dc:date>2018-08-29T10:27:49.671026961</dc:date>
    <meta:editing-duration>PT15M40S</meta:editing-duration>
    <meta:editing-cycles>5</meta:editing-cycles>
    <meta:generator>LibreOffice/5.2.7.2$Linux_X86_64 LibreOffice_project/20m0$Build-2</meta:generator>
    <meta:document-statistic meta:table-count="0" meta:image-count="0" meta:object-count="0" meta:page-count="7" meta:paragraph-count="178" meta:word-count="1616" meta:character-count="12058" meta:non-whitespace-character-count="10059"/>
  </office:meta>
</office:document-meta>
</file>